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text-properties style:font-name="Microsoft JhengHei"/>
    </style:style>
    <style:style style:name="P4" style:family="paragraph" style:parent-style-name="Standard" style:list-style-name="L1">
      <style:text-properties style:font-name="Microsoft JhengHei"/>
    </style:style>
    <style:style style:name="P5" style:family="paragraph" style:parent-style-name="Standard" style:list-style-name="L2">
      <style:text-properties style:font-name="Microsoft JhengHei" fo:font-size="11pt" style:font-size-asian="11pt" style:font-size-complex="11pt"/>
    </style:style>
    <style:style style:name="P6" style:family="paragraph" style:parent-style-name="Standard" style:list-style-name="L3">
      <style:text-properties style:font-name="Microsoft JhengHei" fo:font-size="11pt" style:font-size-asian="11pt" style:font-size-complex="11pt"/>
    </style:style>
    <style:style style:name="P7" style:family="paragraph" style:parent-style-name="Standard" style:list-style-name="L4">
      <style:text-properties style:font-name="Microsoft JhengHei"/>
    </style:style>
    <style:style style:name="P8" style:family="paragraph" style:parent-style-name="Standard" style:list-style-name="L5">
      <style:text-properties style:font-name="Microsoft JhengHei"/>
    </style:style>
    <style:style style:name="P9" style:family="paragraph" style:parent-style-name="Standard">
      <style:paragraph-properties fo:text-align="center" style:justify-single-word="false"/>
      <style:text-properties style:font-name="Microsoft JhengHei"/>
    </style:style>
    <style:style style:name="P10" style:family="paragraph" style:parent-style-name="Standard" style:list-style-name="L6">
      <style:text-properties style:font-name="Microsoft JhengHei"/>
    </style:style>
    <style:style style:name="T1" style:family="text">
      <style:text-properties fo:font-style="italic" style:text-underline-style="none"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p text:style-name="P1">1. Hypothèse d'origine :</text:p>
      <text:list xml:id="list2594983298213304594" text:style-name="L1">
        <text:list-item>
          <text:list>
            <text:list-item>
              <text:p text:style-name="P4">Volonté d'étudier quel phénomène</text:p>
            </text:list-item>
          </text:list>
        </text:list-item>
      </text:list>
      <text:p text:style-name="P1"/>
      <text:list xml:id="list4328264289350169537" text:style-name="L2">
        <text:list-item>
          <text:list>
            <text:list-item>
              <text:list>
                <text:list-item>
                  <text:p text:style-name="P5">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1169306886904082972" text:style-name="L3">
        <text:list-item>
          <text:list>
            <text:list-item>
              <text:p text:style-name="P6">Le premier, avoir beaucoup de données c'est bien, mais attention à ne pas en avoir trop, on risque de s'y perdre et d'utiliser plusieurs éléments qui veulent dire la même chose ou des variables sans aucun intérêt.</text:p>
            </text:list-item>
            <text:list-item>
              <text:p text:style-name="P6">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de suite par le même joueur.</text:p>
            </text:list-item>
            <text:list-item>
              <text:p text:style-name="P6">Enfin, la troisième, plus orientée sur l'aspect technique, porte sur l'utilisation du <text:soft-page-break/>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rophée fait bien ce qu'elle pense bon pour son image.</text:p>
      <text:p text:style-name="P2">Toutefois, et je pense que vous me l'accorderez, il existe peu d'indicateurs sur le niveau de <text:soft-page-break/>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learning afin de pouvoir vraiment étudier l'impact de chaque variables.</text:p>
      <text:p text:style-name="P2">Dans un premier temps, j'ai travaillé sur les résultats d'une manière générale pour voir si déjà <text:soft-page-break/>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3597030681548644479" text:style-name="L4">
        <text:list-item>
          <text:list>
            <text:list-item>
              <text:list>
                <text:list-item>
                  <text:p text:style-name="P7">Pourquoi la Série A</text:p>
                </text:list-item>
              </text:list>
            </text:list-item>
          </text:list>
        </text:list-item>
      </text:list>
      <text:p text:style-name="P1"/>
      <text:p text:style-name="P1">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1"/>
      <text:p text:style-name="P1">Dans un premier temps, comme je le disais, il a fallu récolter les données. La méthodologie pouvant être complexe et parfois limitée par la puissance de mon PC ou de ma connexion (sans parler des ban IP lorsque j'abuse des requêtes). </text:p>
      <text:p text:style-name="P1"/>
      <text:p text:style-name="P1">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 <text:soft-page-break/>saison et les performances d'un 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 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p>
      <text:p text:style-name="P1"/>
      <text:p text:style-name="P1">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 football italien.</text:p>
      <text:p text:style-name="P1"/>
      <text:p text:style-name="P1">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text:soft-page-break/>des conclusions liées au jeu anglais mais aussi à un niveau de jeu très élevé que nous ne pouvons retrouver que dans les phases éliminatoires des plus grandes compétitions européennes et mondiales (champions league, coupe du monde etc...). Bien sûr, j'ai conscience que les anglais ne se gavent pas de Chelsea-Man United tous les week-end mais lorsque je regarde le classement de premier league, aucun des noms d'équipe ne m'est 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p>
      <text:p text:style-name="P1"/>
      <text:p text:style-name="P1">Me reste donc à choisir entre les 3 championnats suivants :</text:p>
      <text:list xml:id="list5155114267907689257" text:style-name="L5">
        <text:list-item>
          <text:p text:style-name="P8">Bundesliga</text:p>
        </text:list-item>
        <text:list-item>
          <text:p text:style-name="P8">La liga</text:p>
        </text:list-item>
        <text:list-item>
          <text:p text:style-name="P8">Série A</text:p>
        </text:list-item>
      </text:list>
      <text:p text:style-name="P1"/>
      <text:p text:style-name="P1">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1"/>
      <text:p text:style-name="P1">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text:soft-page-break/>football espagnol et je préférais de loin <text:s/>regarder des matchs allemands ou italiens.</text:p>
      <text:p text:style-name="P1"/>
      <text:p text:style-name="P1">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 entre série A et série B (Vénezia, Cremonese, Salernitana et la Spezia par exemple).</text:p>
      <text:p text:style-name="P1"/>
      <text:p text:style-name="P1">Le football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1"/>
      <text:p text:style-name="P1"><text:s/>En plus de cet forme d'équilibre, la série A profite également de son image historique. Les clubs que j'ai cité plus haut sont connus de presque tout ceux qui ont déjà regardé plus de 45 minutes de football dans leur vie. C'est un point non négligeable 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p>
      <text:p text:style-name="P1">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ext:soft-page-break/>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1"/>
      <text:p text:style-name="P9"><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9"><text:soft-page-break/><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e football italien rempli donc pas mal de critères intéressants pour l'étude mais il a également quelques défauts à prendre en compte.</text:p>
      <text:p text:style-name="P1"/>
      <text:list xml:id="list4806632596915797035" text:style-name="L6">
        <text:list-item>
          <text:list>
            <text:list-item>
              <text:list>
                <text:list-item>
                  <text:p text:style-name="P10">Défauts de la série A</text:p>
                </text:list-item>
              </text:list>
            </text:list-item>
          </text:list>
        </text:list-item>
      </text:list>
      <text:p text:style-name="P1">-Jeu tactique</text:p>
      <text:p text:style-name="P1">-Orienté sur la défense</text:p>
      <text:p text:style-name="P1">-jeu de contre</text:p>
      <text:p text:style-name="P1">-Défenses à 3</text:p>
      <text:p text:style-name="P1"/>
      <text:p text:style-name="P1"/>
      <text:p text:style-name="P1"><text:tab/>Sur quelle(s) saison(s) et pourquoi ?</text:p>
      <text:p text:style-name="P1"><text:tab/></text:p>
      <text:p text:style-name="P1"/>
      <text:p text:style-name="P1">Méthodologie :</text:p>
      <text:p text:style-name="P1"><text:tab/>Source de données</text:p>
      <text:p text:style-name="P1"><text:tab/>Technologie utilisée</text:p>
      <text:p text:style-name="P1"><text:tab/>Utilisation des variables pour le modèle</text:p>
      <text:p text:style-name="P1"><text:soft-page-break/><text:tab/><text:tab/>Qu'est ce qu'on évalue et pourquoi</text:p>
      <text:p text:style-name="P1"><text:tab/>Champs d'étude (3 ans puis 1 saison)</text:p>
      <text:p text:style-name="P1"><text:tab/>Statistiques descriptives :</text:p>
      <text:p text:style-name="P1"><text:tab/><text:tab/>Corrélations</text:p>
      <text:p text:style-name="P1"><text:tab/><text:tab/>Table description des données</text:p>
      <text:p text:style-name="P1"/>
      <text:p text:style-name="P1">Modélisation</text:p>
      <text:p text:style-name="P1"><text:tab/>Modèle sans variable à échelle joueur</text:p>
      <text:p text:style-name="P1"><text:tab/><text:tab/>Commentaires et conclusion</text:p>
      <text:p text:style-name="P1"/>
      <text:p text:style-name="P1"><text:tab/>Modèle avec des variables niveau joueur</text:p>
      <text:p text:style-name="P1"><text:tab/><text:tab/>Création et tests des variables pour filtrer</text:p>
      <text:p text:style-name="P1"><text:tab/><text:tab/>Commentaires sur les variables créées sur les joueurs</text:p>
      <text:p text:style-name="P1"><text:tab/><text:tab/>Tests (VIF, corrélation, Chi2 <text:s/>etc...)</text:p>
      <text:p text:style-name="P1"><text:tab/><text:tab/>Commentaires et conclusion (comparaisons et autres évolu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07T21:44:58.46</dc:date>
    <dc:creator>Bastien Chicot</dc:creator>
    <meta:editing-duration>PT2H21M40S</meta:editing-duration>
    <meta:editing-cycles>41</meta:editing-cycles>
    <meta:document-statistic meta:table-count="0" meta:image-count="2" meta:object-count="0" meta:page-count="10" meta:paragraph-count="74" meta:word-count="3145" meta:character-count="19135"/>
  </office:meta>
</office:document-meta>
</file>